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helvetica, sans-serif"/>
    <style:font-face style:name="Arial2" svg:font-family="Arial" style:font-family-generic="swiss"/>
    <style:font-face style:name="Century Schoolbook" svg:font-family="'Century Schoolbook', 'Century Schoolbook'"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text-underline-style="none" style:font-name-asian="Courier New" style:font-size-asian="10pt" style:font-name-complex="Courier New" style:font-size-complex="10pt"/>
    </style:style>
    <style:style style:name="P3"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4" style:family="paragraph" style:parent-style-name="Standard">
      <style:paragraph-properties fo:margin-left="0cm" fo:margin-right="0cm" fo:text-align="start" style:justify-single-word="false" fo:text-indent="0cm" style:auto-text-indent="false" style:text-autospace="none"/>
      <style:text-properties fo:color="#8000ff" style:font-name="Courier New" fo:font-size="10pt" fo:font-weight="bold" style:font-name-asian="Courier New" style:font-size-asian="10pt" style:font-weight-asian="bold" style:font-name-complex="Courier New" style:font-size-complex="10pt" style:font-weight-complex="bold"/>
    </style:style>
    <style:style style:name="P5" style:family="paragraph" style:parent-style-name="Standard">
      <style:paragraph-properties fo:margin-left="0cm" fo:margin-right="0cm" fo:text-align="start" style:justify-single-word="false" fo:text-indent="0cm" style:auto-text-indent="false" style:text-autospace="none"/>
      <style:text-properties fo:color="#be6464" style:font-name="Courier New" fo:font-size="10pt" style:text-underline-style="none" style:font-name-asian="Courier New" style:font-size-asian="10pt" style:font-name-complex="Courier New" style:font-size-complex="10pt"/>
    </style:style>
    <style:style style:name="P6" style:family="paragraph" style:parent-style-name="Standard">
      <style:text-properties fo:color="#be6464" style:font-name="Courier New" fo:font-size="10pt" style:text-underline-style="none" style:font-name-asian="Courier New" style:font-size-asian="10pt" style:font-name-complex="Courier New" style:font-size-complex="10pt"/>
    </style:style>
    <style:style style:name="P7" style:family="paragraph" style:parent-style-name="Standard">
      <style:text-properties fo:color="#be6464" style:font-name="Courier New" fo:font-size="10pt" style:font-name-asian="Courier New" style:font-size-asian="10pt" style:font-name-complex="Courier New" style:font-size-complex="10pt"/>
    </style:style>
    <style:style style:name="P8" style:family="paragraph" style:parent-style-name="Standard">
      <style:text-properties fo:color="#0336de" style:font-name="Courier New" fo:font-size="10pt" style:text-underline-style="none" style:font-name-asian="Courier New" style:font-size-asian="10pt" style:font-name-complex="Courier New" style:font-size-complex="10pt"/>
    </style:style>
    <style:style style:name="P9" style:family="paragraph" style:parent-style-name="Standard">
      <style:text-properties fo:color="#000000" style:font-name="Courier New" fo:font-size="10pt" style:text-underline-style="none" style:font-name-asian="Courier New" style:font-size-asian="10pt" style:font-name-complex="Courier New" style:font-size-complex="10pt"/>
    </style:style>
    <style:style style:name="P10" style:family="paragraph" style:parent-style-name="Standard">
      <style:text-properties style:font-name="Courier New" fo:font-size="10pt" style:font-name-asian="Courier New" style:font-size-asian="10pt" style:font-name-complex="Courier New" style:font-size-complex="10pt"/>
    </style:style>
    <style:style style:name="P11" style:family="paragraph" style:parent-style-name="Standard">
      <style:text-properties fo:color="#0336de" style:font-name="Courier New" fo:font-size="10pt" style:text-underline-style="none" style:font-name-asian="Courier New" style:font-size-asian="10pt" style:font-name-complex="Courier New" style:font-size-complex="10pt"/>
    </style:style>
    <style:style style:name="P12" style:family="paragraph" style:parent-style-name="Standard">
      <style:text-properties fo:color="#0336de" style:font-name="Courier New" fo:font-size="10pt" style:font-name-asian="Courier New" style:font-size-asian="10pt" style:font-name-complex="Courier New" style:font-size-complex="10pt"/>
    </style:style>
    <style:style style:name="P13" style:family="paragraph" style:parent-style-name="Standard">
      <style:text-properties fo:color="#be6464" style:font-name="Courier New" fo:font-size="10pt" style:text-underline-style="none" style:font-name-asian="Courier New" style:font-size-asian="10pt" style:font-name-complex="Courier New" style:font-size-complex="10pt"/>
    </style:style>
    <style:style style:name="P1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5"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6" style:family="paragraph" style:parent-style-name="Standard">
      <style:paragraph-properties fo:margin-left="0cm" fo:margin-right="0cm" fo:text-align="start" style:justify-single-word="false" fo:text-indent="0cm" style:auto-text-indent="false" style:text-autospace="none"/>
      <style:text-properties fo:color="#0336de" style:font-name="Courier New" fo:font-size="10pt" style:text-underline-style="none" style:font-name-asian="Courier New" style:font-size-asian="10pt" style:font-name-complex="Courier New" style:font-size-complex="10pt"/>
    </style:style>
    <style:style style:name="T1" style:family="text">
      <style:text-properties fo:color="#000000"/>
    </style:style>
    <style:style style:name="T2" style:family="text">
      <style:text-properties fo:color="#000000" style:text-underline-style="none"/>
    </style:style>
    <style:style style:name="T3" style:family="text">
      <style:text-properties fo:color="#8000ff" fo:font-weight="bold" style:font-weight-asian="bold" style:font-weight-complex="bold"/>
    </style:style>
    <style:style style:name="T4" style:family="text">
      <style:text-properties fo:color="#8000ff" style:text-underline-style="none" fo:font-weight="bold" style:font-weight-asian="bold" style:font-weight-complex="bold"/>
    </style:style>
    <style:style style:name="T5" style:family="text">
      <style:text-properties fo:color="#0336de"/>
    </style:style>
    <style:style style:name="T6" style:family="text">
      <style:text-properties fo:color="#0336de" style:font-name="Courier New" fo:font-size="10pt" style:text-underline-style="none" style:font-name-asian="Courier New" style:font-size-asian="10pt" style:font-name-complex="Courier New" style:font-size-complex="10pt"/>
    </style:style>
    <style:style style:name="T7" style:family="text">
      <style:text-properties fo:color="#0336de" style:text-underline-style="none"/>
    </style:style>
    <style:style style:name="T8" style:family="text">
      <style:text-properties fo:color="#0336de" style:text-underline-style="solid" style:text-underline-width="auto" style:text-underline-color="font-color"/>
    </style:style>
    <style:style style:name="T9" style:family="text">
      <style:text-properties fo:color="#be6464"/>
    </style:style>
    <style:style style:name="T10" style:family="text">
      <style:text-properties fo:font-variant="normal" fo:text-transform="none" fo:color="#000000" style:text-line-through-style="none" style:font-name="arial" fo:font-size="9.75pt" fo:letter-spacing="normal" fo:font-style="normal" style:text-underline-style="none" fo:font-weight="normal" style:text-blinking="false"/>
    </style:style>
    <style:style style:name="T11" style:family="text">
      <style:text-properties fo:color="#ff6400"/>
    </style:style>
    <style:style style:name="T12" style:family="text">
      <style:text-properties fo:color="#ff0000"/>
    </style:style>
    <style:style style:name="T13" style:family="text">
      <style:text-properties fo:color="#f38125"/>
    </style:style>
    <style:style style:name="T14" style:family="text">
      <style:text-properties fo:color="#f38125"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3">Steganography is a way of hiding data within an carrier medium such as images, audio or video files. The aim of the algorithms that are used in steganography is to create files carrying the hidden information – so called stegogrammes – that do not exhibit any evidence of the hidden data. The hidden data itself might be a textual message, an image or a watermark. </text:span></text:p>
      <text:p text:style-name="P6"><text:span text:style-name="T3"/></text:p>
      <text:p text:style-name="P6"><text:span text:style-name="T3">The following tasks deal with hiding text and images in images while the topic of digital watermarking is skipped. The hiding of data within images is achieved using several different tools that supplementary encrypt the data to hide before embedding it.</text:span></text:p>
      <text:p text:style-name="P6"><text:span text:style-name="T3"/></text:p>
      <text:p text:style-name="P6"><text:span text:style-name="T3">\section</text:span><text:span text:style-name="T5">{Hiding</text:span><text:span text:style-name="T1"> </text:span><text:span text:style-name="T5">Text</text:span><text:span text:style-name="T1"> </text:span><text:span text:style-name="T5">in</text:span><text:span text:style-name="T1"> </text:span><text:span text:style-name="T5">an</text:span><text:span text:style-name="T1"> </text:span><text:span text:style-name="T5">Image}</text:span></text:p>
      <text:p text:style-name="P1">In this section, the possibilities of hiding a textual message in an image is</text:p>
      <text:p text:style-name="P1">presented. The website that should be used to achieve this -- mozaiq.org -- is</text:p>
      <text:p text:style-name="P1">no more available. Therefore, the tool OpenStego is used. </text:p>
      <text:p text:style-name="P3"/>
      <text:p text:style-name="P3"><text:span text:style-name="T3">\subsection</text:span><text:span text:style-name="T5">{Preparating</text:span><text:span text:style-name="T1"> </text:span><text:span text:style-name="T5">Tasks</text:span><text:span text:style-name="T1"> </text:span><text:span text:style-name="T5">to</text:span><text:span text:style-name="T1"> </text:span><text:span text:style-name="T5">create</text:span><text:span text:style-name="T1"> </text:span><text:span text:style-name="T5">a</text:span><text:span text:style-name="T1"> </text:span><text:span text:style-name="T5">Stegogramme}</text:span></text:p>
      <text:p text:style-name="P1">To create a stegogramme, a cover file and a text that should be hidden in it has</text:p>
      <text:p text:style-name="P1">to be chosen as well as a password to protect the hidden text. According to the</text:p>
      <text:p text:style-name="P3"><text:span text:style-name="T1">exercise Q</text:span><text:span text:style-name="T11">1</text:span><text:span text:style-name="T1">, a text with more than </text:span><text:span text:style-name="T11">16</text:span><text:span text:style-name="T1"> letters has to be chosen. This is</text:span></text:p>
      <text:p text:style-name="P3"><text:span text:style-name="T1">unfortunately inconsistent to Q</text:span><text:span text:style-name="T11">4</text:span><text:span text:style-name="T1">. Therefore a text with less then </text:span><text:span text:style-name="T11">16</text:span><text:span text:style-name="T1"> letters is</text:span></text:p>
      <text:p text:style-name="P1">chosen. The text and the chosen password can be found in table</text:p>
      <text:p text:style-name="P3"><text:span text:style-name="T3">\ref</text:span><text:span text:style-name="T5">{tab:q1_chosenValues}</text:span><text:span text:style-name="T1">.</text:span></text:p>
      <text:p text:style-name="P3"><text:span text:style-name="T3">\begin</text:span><text:span text:style-name="T5">{table}</text:span></text:p>
      <text:p text:style-name="P4">\centering</text:p>
      <text:p text:style-name="P3"><text:span text:style-name="T3">\begin</text:span><text:span text:style-name="T5">{tabular}</text:span><text:span text:style-name="T1"> </text:span><text:span text:style-name="T5">{rl}</text:span></text:p>
      <text:p text:style-name="P3"><text:span text:style-name="T1">Chosen Text: &amp; `Hello World!' </text:span><text:span text:style-name="T12">\\</text:span></text:p>
      <text:p text:style-name="P3"><text:span text:style-name="T1">Chosen Password: &amp; `aabbccddeeff</text:span><text:span text:style-name="T11">1122</text:span><text:span text:style-name="T1">' </text:span><text:span text:style-name="T12">\\</text:span></text:p>
      <text:p text:style-name="P3"><text:span text:style-name="T3">\end</text:span><text:span text:style-name="T5">{tabular}</text:span></text:p>
      <text:p text:style-name="P3"><text:span text:style-name="T3">\caption</text:span><text:span text:style-name="T5">{Chosen</text:span><text:span text:style-name="T1"> </text:span><text:span text:style-name="T5">Values</text:span><text:span text:style-name="T1"> </text:span><text:span text:style-name="T5">to</text:span><text:span text:style-name="T1"> </text:span><text:span text:style-name="T5">create</text:span><text:span text:style-name="T1"> </text:span><text:span text:style-name="T5">the</text:span><text:span text:style-name="T1"> </text:span><text:span text:style-name="T5">Stegogramme}</text:span></text:p>
      <text:p text:style-name="P3"><text:span text:style-name="T3">\label</text:span><text:span text:style-name="T5">{tab:q1_chosenValues}</text:span></text:p>
      <text:p text:style-name="P3"><text:span text:style-name="T3">\end</text:span><text:span text:style-name="T5">{table}</text:span></text:p>
      <text:p text:style-name="P3"/>
      <text:p text:style-name="P3"><text:span text:style-name="T3">\subsection</text:span><text:span text:style-name="T5">{Creating</text:span><text:span text:style-name="T1"> </text:span><text:span text:style-name="T5">a</text:span><text:span text:style-name="T1"> </text:span><text:span text:style-name="T5">Stegogramme</text:span><text:span text:style-name="T1"> </text:span><text:span text:style-name="T5">with</text:span><text:span text:style-name="T1"> </text:span><text:span text:style-name="T5">OpenStego}</text:span></text:p>
      <text:p text:style-name="P1">The previously chosen text is now hidden in a cover image using the chosen</text:p>
      <text:p text:style-name="P3"><text:span text:style-name="T1">password. The resulting stegogramme is shown in figure </text:span><text:span text:style-name="T3">\ref</text:span><text:span text:style-name="T5">{fig:q2_stegogramme}</text:span><text:span text:style-name="T1">.</text:span></text:p>
      <text:p text:style-name="P1">Even a very close look at the stegogramme couldn't reveal</text:p>
      <text:p text:style-name="P1">any evidence of the hidden text. Only comparing the size of the original cover</text:p>
      <text:p text:style-name="P1">image and the stegogramme disclose some differences that the file was changed.</text:p>
      <text:p text:style-name="P3"><text:span text:style-name="T1">While the cover image's size is </text:span><text:span text:style-name="T9">$312</text:span><text:span text:style-name="T1"> </text:span><text:span text:style-name="T9">kB$</text:span><text:span text:style-name="T1">, the stegogramme's size is </text:span><text:span text:style-name="T9">$428</text:span><text:span text:style-name="T1"> </text:span><text:span text:style-name="T9">kB$</text:span><text:span text:style-name="T1">.</text:span></text:p>
      <text:p text:style-name="P3"><text:span text:style-name="T3">\begin</text:span><text:span text:style-name="T5">{figure}</text:span></text:p>
      <text:p text:style-name="P4">\centering</text:p>
      <text:p text:style-name="P3"><text:span text:style-name="T3">\includegraphics</text:span><text:span text:style-name="T13">[width=0.5</text:span><text:span text:style-name="T14">\textwidth</text:span><text:span text:style-name="T13">]</text:span><text:span text:style-name="T5">{res/q1/stegogramme.png}</text:span></text:p>
      <text:p text:style-name="P3"><text:span text:style-name="T3">\caption</text:span><text:span text:style-name="T5">{Resulting</text:span><text:span text:style-name="T1"> </text:span><text:span text:style-name="T5">Stegogramme</text:span><text:span text:style-name="T1"> </text:span><text:span text:style-name="T5">(Text</text:span><text:span text:style-name="T1"> </text:span><text:span text:style-name="T5">Length</text:span><text:span text:style-name="T1"> </text:span><text:span text:style-name="T5">&lt;</text:span><text:span text:style-name="T1"> </text:span><text:span text:style-name="T5">16</text:span><text:span text:style-name="T1"> </text:span><text:span text:style-name="T5">Characters)}</text:span></text:p>
      <text:p text:style-name="P3"><text:span text:style-name="T3">\label</text:span><text:span text:style-name="T5">{fig:q2_stegogramme}</text:span></text:p>
      <text:p text:style-name="P3"><text:span text:style-name="T3">\end</text:span><text:span text:style-name="T5">{figure}</text:span></text:p>
      <text:p text:style-name="P3"/>
      <text:p text:style-name="P3"><text:span text:style-name="T3">\subsection</text:span><text:span text:style-name="T5">{Decrypting</text:span><text:span text:style-name="T1"> </text:span><text:span text:style-name="T5">the</text:span><text:span text:style-name="T1"> </text:span><text:span text:style-name="T5">created</text:span><text:span text:style-name="T1"> </text:span><text:span text:style-name="T5">Stegogramme}</text:span></text:p>
      <text:p text:style-name="P1">To prove that the message was encrypted as expected and that this message can</text:p>
      <text:p text:style-name="P1">later be retrieved from the image, the stegogramme is decrypted using OpenStego.</text:p>
      <text:p text:style-name="P3"><text:span text:style-name="T1">A screenshot of the proceeding can be found in figure </text:span><text:span text:style-name="T3">\ref</text:span><text:span text:style-name="T5">{fig:q3_screenshot}</text:span><text:span text:style-name="T1">.</text:span></text:p>
      <text:p text:style-name="P3"/>
      <text:p text:style-name="P3"><text:span text:style-name="T3">\begin</text:span><text:span text:style-name="T5">{figure}</text:span></text:p>
      <text:p text:style-name="P4">\centering</text:p>
      <text:p text:style-name="P3"><text:span text:style-name="T3">\includegraphics</text:span><text:span text:style-name="T13">[width=0.75</text:span><text:span text:style-name="T14">\textwidth</text:span><text:span text:style-name="T13">]</text:span><text:span text:style-name="T5">{res/q3/screenshot.png}</text:span></text:p>
      <text:p text:style-name="P3"><text:span text:style-name="T3">\caption</text:span><text:span text:style-name="T5">{Screenshot</text:span><text:span text:style-name="T1"> </text:span><text:span text:style-name="T5">of</text:span><text:span text:style-name="T1"> </text:span><text:span text:style-name="T5">the</text:span><text:span text:style-name="T1"> </text:span><text:span text:style-name="T5">Proceeding</text:span><text:span text:style-name="T1"> </text:span><text:span text:style-name="T5">to</text:span><text:span text:style-name="T1"> </text:span><text:span text:style-name="T5">decrypt</text:span><text:span text:style-name="T1"> </text:span><text:span text:style-name="T5">the</text:span><text:span text:style-name="T1"> </text:span><text:span text:style-name="T5">Stegogramme}</text:span></text:p>
      <text:p text:style-name="P3"><text:span text:style-name="T3">\label</text:span><text:span text:style-name="T5">{fig:q3_screenshot}</text:span></text:p>
      <text:p text:style-name="P3"><text:span text:style-name="T3">\end</text:span><text:span text:style-name="T5">{figure}</text:span></text:p>
      <text:p text:style-name="P3"/>
      <text:p text:style-name="P3"><text:span text:style-name="T3">\subsection</text:span><text:span text:style-name="T5">{Examination</text:span><text:span text:style-name="T1"> </text:span><text:span text:style-name="T5">of</text:span><text:span text:style-name="T1"> </text:span><text:span text:style-name="T5">the</text:span><text:span text:style-name="T1"> </text:span><text:span text:style-name="T5">Impact</text:span><text:span text:style-name="T1"> </text:span><text:span text:style-name="T5">of</text:span><text:span text:style-name="T1"> </text:span><text:span text:style-name="T5">the</text:span><text:span text:style-name="T1"> </text:span><text:span text:style-name="T5">hidden</text:span><text:span text:style-name="T1"> </text:span><text:span text:style-name="T5">Text's</text:span><text:span text:style-name="T1"> </text:span><text:span text:style-name="T5">Size}</text:span></text:p>
      <text:p text:style-name="P1">As a consequence that no evidence of the hidden text can be found if a short</text:p>
      <text:p text:style-name="P3"><text:span text:style-name="T1">text is hidden in an image, a longer text of more than </text:span><text:span text:style-name="T11">32</text:span><text:span text:style-name="T1"> characters is hidden</text:span></text:p>
      <text:p text:style-name="P1">in a file. The text is chosen to be ``The Dark Side of the Moon was released on</text:p>
      <text:p text:style-name="P3"><text:span text:style-name="T11">1</text:span><text:span text:style-name="T1"> March </text:span><text:span text:style-name="T11">1973</text:span><text:span text:style-name="T1">.''. To be able to compare the results with those of the previous</text:span></text:p>
      <text:p text:style-name="P1"><text:soft-page-break/>exercises, the cover image stays the same. The resulting stegogramme is depicted</text:p>
      <text:p text:style-name="P3"><text:span text:style-name="T1">in figure </text:span><text:span text:style-name="T3">\ref</text:span><text:span text:style-name="T5">{fig:q4_stegogramme}</text:span><text:span text:style-name="T1">.</text:span></text:p>
      <text:p text:style-name="P3"/>
      <text:p text:style-name="P3"><text:span text:style-name="T1">The stegogramme's file size is -- as already observed in Q</text:span><text:span text:style-name="T11">2</text:span><text:span text:style-name="T1"> -- significantly</text:span></text:p>
      <text:p text:style-name="P1">higher than the cover image's file size. Compared to the stegogramme that hides</text:p>
      <text:p text:style-name="P3"><text:span text:style-name="T1">a text of less than </text:span><text:span text:style-name="T11">16</text:span><text:span text:style-name="T1"> characters length it's file size increased by </text:span><text:span text:style-name="T9">$0.5</text:span><text:span text:style-name="T1"> </text:span><text:span text:style-name="T9">kB$</text:span><text:span text:style-name="T1">. A</text:span></text:p>
      <text:p text:style-name="P3"><text:span text:style-name="T1">comparison of all files' sizes is shown in table </text:span><text:span text:style-name="T3">\ref</text:span><text:span text:style-name="T5">{tab:q4_filesizes}</text:span><text:span text:style-name="T1">.</text:span></text:p>
      <text:p text:style-name="P3"/>
      <text:p text:style-name="P3"><text:span text:style-name="T3">\begin</text:span><text:span text:style-name="T5">{figure}</text:span></text:p>
      <text:p text:style-name="P4">\centering</text:p>
      <text:p text:style-name="P3"><text:span text:style-name="T3">\includegraphics</text:span><text:span text:style-name="T13">[width=0.5</text:span><text:span text:style-name="T14">\textwidth</text:span><text:span text:style-name="T13">]</text:span><text:span text:style-name="T5">{res/q4/Steganogramme.png}</text:span></text:p>
      <text:p text:style-name="P3"><text:span text:style-name="T3">\caption</text:span><text:span text:style-name="T5">{Resulting</text:span><text:span text:style-name="T1"> </text:span><text:span text:style-name="T5">Stegogramme</text:span><text:span text:style-name="T1"> </text:span><text:span text:style-name="T5">(Text</text:span><text:span text:style-name="T1"> </text:span><text:span text:style-name="T5">Length</text:span><text:span text:style-name="T1"> </text:span><text:span text:style-name="T5">&gt;</text:span><text:span text:style-name="T1"> </text:span><text:span text:style-name="T5">32</text:span><text:span text:style-name="T1"> </text:span><text:span text:style-name="T5">Characters)}</text:span></text:p>
      <text:p text:style-name="P3"><text:span text:style-name="T3">\label</text:span><text:span text:style-name="T5">{fig:q4_stegogramme}</text:span></text:p>
      <text:p text:style-name="P3"><text:span text:style-name="T3">\end</text:span><text:span text:style-name="T5">{figure}</text:span></text:p>
      <text:p text:style-name="P3"/>
      <text:p text:style-name="P3"><text:span text:style-name="T3">\begin</text:span><text:span text:style-name="T5">{table}</text:span></text:p>
      <text:p text:style-name="P4">\centering</text:p>
      <text:p text:style-name="P3"><text:span text:style-name="T3">\input</text:span><text:span text:style-name="T5">{res/q4/fileSizes.txt}</text:span></text:p>
      <text:p text:style-name="P3"><text:span text:style-name="T3">\caption</text:span><text:span text:style-name="T5">{Comparison</text:span><text:span text:style-name="T1"> </text:span><text:span text:style-name="T5">of</text:span><text:span text:style-name="T1"> </text:span><text:span text:style-name="T5">the</text:span><text:span text:style-name="T1"> </text:span><text:span text:style-name="T5">File</text:span><text:span text:style-name="T1"> </text:span><text:span text:style-name="T5">Sizes}</text:span></text:p>
      <text:p text:style-name="P3"><text:span text:style-name="T3">\label</text:span><text:span text:style-name="T5">{tab:q4_filesizes}</text:span></text:p>
      <text:p text:style-name="P3"><text:span text:style-name="T3">\end</text:span><text:span text:style-name="T5">{table}</text:span></text:p>
      <text:p text:style-name="P3"/>
      <text:p text:style-name="P3"><text:span text:style-name="T3">\subsection</text:span><text:span text:style-name="T5">{Decryption</text:span><text:span text:style-name="T1"> </text:span><text:span text:style-name="T5">of</text:span><text:span text:style-name="T1"> </text:span><text:span text:style-name="T5">the</text:span><text:span text:style-name="T1"> </text:span><text:span text:style-name="T5">created</text:span><text:span text:style-name="T1"> </text:span><text:span text:style-name="T5">Stegogramme}</text:span></text:p>
      <text:p text:style-name="P1">The stegogramme that hides the long text is decrypted with OpenStego. A</text:p>
      <text:p text:style-name="P3"><text:span text:style-name="T1">screenshot of the decryption process is shown in figure </text:span><text:span text:style-name="T3">\ref</text:span><text:span text:style-name="T5">{fig:q5_screenshot}</text:span><text:span text:style-name="T1">.</text:span></text:p>
      <text:p text:style-name="P3"/>
      <text:p text:style-name="P3"><text:span text:style-name="T3">\begin</text:span><text:span text:style-name="T5">{figure}</text:span></text:p>
      <text:p text:style-name="P4">\centering</text:p>
      <text:p text:style-name="P3"><text:span text:style-name="T3">\includegraphics</text:span><text:span text:style-name="T13">[width=0.75</text:span><text:span text:style-name="T14">\textwidth</text:span><text:span text:style-name="T13">]</text:span><text:span text:style-name="T5">{res/q5/screenshot.png}</text:span></text:p>
      <text:p text:style-name="P3"><text:span text:style-name="T3">\caption</text:span><text:span text:style-name="T5">{Screenshot</text:span><text:span text:style-name="T1"> </text:span><text:span text:style-name="T5">of</text:span><text:span text:style-name="T1"> </text:span><text:span text:style-name="T5">the</text:span><text:span text:style-name="T1"> </text:span><text:span text:style-name="T5">Proceeding</text:span><text:span text:style-name="T1"> </text:span><text:span text:style-name="T5">to</text:span><text:span text:style-name="T1"> </text:span><text:span text:style-name="T5">decrypt</text:span><text:span text:style-name="T1"> </text:span><text:span text:style-name="T5">the</text:span><text:span text:style-name="T1"> </text:span><text:span text:style-name="T5">Stegogramme}</text:span></text:p>
      <text:p text:style-name="P3"><text:span text:style-name="T3">\label</text:span><text:span text:style-name="T5">{fig:q5_screenshot}</text:span></text:p>
      <text:p text:style-name="P3"><text:span text:style-name="T3">\end</text:span><text:span text:style-name="T5">{figure}</text:span></text:p>
      <text:p text:style-name="P6"/>
      <text:p text:style-name="P6"><text:span text:style-name="T3">\subsection</text:span><text:span text:style-name="T5">{Analysis</text:span><text:span text:style-name="T1"> </text:span><text:span text:style-name="T5">of</text:span><text:span text:style-name="T1"> </text:span><text:span text:style-name="T5">the</text:span><text:span text:style-name="T1"> </text:span><text:span text:style-name="T5">created</text:span><text:span text:style-name="T1"> </text:span><text:span text:style-name="T5">Stegogrammes}</text:span></text:p>
      <text:p text:style-name="P8">As already described, there is no visual evidence that a text was hidden in the cover file, neither if a text shorter than 16 characters is hidden nor if a text longer than 32 characters is hidden. Because of it's compression, there is already some noise in the cover file. Therefore it's hard to detect additional noise caused by hiding data behind the cover file.</text:p>
      <text:p text:style-name="P8"/>
      <text:p text:style-name="Standard"><text:span text:style-name="T6">Considering the files' sizes, there is a significant change if a text is hidden behind the cover image. Hiding the short text with less than 16 characters causes an in increase in file size of about 37% compared to the cover image. If the size of the original file that is used as the cover file is known, it can therefore easily be detected that the file was modified. This significant increase in size seems to arise from some kind of ``boilerplate code'' necessary in steganography. The reason for this assumption is that a stegogramme hiding a long text exhibits only a </text:span><text:a xlink:type="simple" xlink:href="http://www.dict.cc/englisch-deutsch/negligibly.html" text:style-name="Internet_20_link" text:visited-style-name="Visited_20_Internet_20_Link">negligibl</text:a><text:span text:style-name="T10">e bigger size than a </text:span><text:span text:style-name="T5">stegogramme hiding a short text</text:span><text:span text:style-name="T6">. </text:span></text:p>
      <text:p text:style-name="P6"/>
      <text:p text:style-name="P6"><text:span text:style-name="T3">\subsection</text:span><text:span text:style-name="T5">{Q7:</text:span><text:span text:style-name="T1"> </text:span><text:span text:style-name="T5">Creating</text:span><text:span text:style-name="T1"> </text:span><text:span text:style-name="T5">Stegogrammes</text:span><text:span text:style-name="T1"> </text:span><text:span text:style-name="T5">with</text:span><text:span text:style-name="T1"> </text:span><text:span text:style-name="T5">JPGX}</text:span></text:p>
      <text:p text:style-name="P1">While the previous stegogrammes are created with OpenStego, an alternative tool</text:p>
      <text:p text:style-name="P1">called JPGX is now used. The be able to compare the mentioned tools, the same</text:p>
      <text:p text:style-name="P3"><text:span text:style-name="T1">image as before is used as cover image (see figure </text:span><text:span text:style-name="T3">\ref</text:span><text:span text:style-name="T5">{fig:q7_original}</text:span><text:span text:style-name="T1">). As text to hide, ``Love is the message and the message is love from the streets to'' is chosen. The password used for encryption is ``aabbccddeeff1122''. \ref{fig:q7_stego} shows the stegogramme created by JPGX.</text:span></text:p>
      <text:p text:style-name="P8"/>
      <text:p text:style-name="P6"><text:span text:style-name="T3">\subsection</text:span><text:span text:style-name="T5">{Q8:</text:span><text:span text:style-name="T1"> </text:span><text:span text:style-name="T5">Decrypting the</text:span><text:span text:style-name="T1"> </text:span><text:span text:style-name="T5">Stegogramme</text:span><text:span text:style-name="T1"> </text:span><text:span text:style-name="T5">with</text:span><text:span text:style-name="T1"> </text:span><text:span text:style-name="T5">JPGX}</text:span></text:p>
      <text:p text:style-name="P8">To check if the message was hidden correctly and that it can be retrieved, the stegogramme is again decrypted with JPGX. Figure \ref{fig:q8_screenshot} displays a screenshot of the decryption process.</text:p>
      <text:p text:style-name="P6"/>
      <text:p text:style-name="P6"><text:span text:style-name="T3">\subsection</text:span><text:span text:style-name="T5">{Q9:</text:span><text:span text:style-name="T1"> </text:span><text:span text:style-name="T5">Hiding larger Texts</text:span><text:span text:style-name="T1"> </text:span><text:span text:style-name="T5">with</text:span><text:span text:style-name="T1"> </text:span><text:span text:style-name="T5">JPGX}</text:span></text:p>
      <text:p text:style-name="P8"><text:soft-page-break/>For deeper investigation of the tool JPGX, a large text of 788 characters is embedded to the same image as before. The hidden text is:</text:p>
      <text:p text:style-name="P8"/>
      <text:p text:style-name="P8">\footnotesize</text:p>
      <text:p text:style-name="P6"><text:span text:style-name="T5">``All around the world there are people crying; Can't find something to believe; They put so much faith in people who are lying; They're so easy to deceive; It ain't no mystery, you know the words to set you free; There for all the world to see; When you got it on your side; There's no reason left to hide; You've got to give it to receive; ; The message is love; Love is the message and the message is love; From the streets to the mountains to the heavens above; Tell everybody; Tell everybody what you're dreaming of; Tell them love is the message and the </text:span><text:span text:style-name="T5">message is love; ; Deep in every heart there, is on answer; What will it take to make it real?; Even a soul behind a wall of confusion; Still can tell you what you feel; ; Why must it be the sight of something burning in the night''</text:span></text:p>
      <text:p text:style-name="P8">\normalsize</text:p>
      <text:p text:style-name="P8"/>
      <text:p text:style-name="P9">The resulting stegogramme that can be seen in figure \ref{fig:q9_stego} exhibits a file size of 65.183 B. The hidden message is again recovered. A screenshot of the recovering process is depicted in figre \ref{fig:q19_screenshot}. </text:p>
      <text:p text:style-name="P9"/>
      <text:p text:style-name="P6"><text:span text:style-name="T3">\subsection</text:span><text:span text:style-name="T5">{Q10:</text:span><text:span text:style-name="T1"> </text:span><text:span text:style-name="T5">Comparison of the Images}</text:span></text:p>
      <text:p text:style-name="P8">The stegogrammes created with JPGX and the original file are compared. As it is observed if a text is hidden behind an image with OpenStego, the stegogrammes that are created with JPGX don't provide any visual evidence of the data being hidden and no additional noise is observed. In contrast to OpenStego that increases the file size more than 100 kB independently of the hidden text's length, JPGX seems to produce less ``boilerplate code''. This conclusion is drawn from JPGX increasing the file size only slightly more than the size of the hidden text. Table \ref{} compares the file sizes as well as the hidden texts' sizes.</text:p>
      <text:p text:style-name="P8"/>
      <text:p text:style-name="P8">\subsection{Q11: Discussion of LSB based Steganography Algorithms}</text:p>
      <text:p text:style-name="P10"><text:span text:style-name="T7">A common technique used to embed textual information in an image is the so called Least Significant Bit (LSB) based Steganography. It's based on replacing the rightmost bit of every byte – and therefore the LSB – with one bit of the data to encrypt. </text:span><text:span text:style-name="T3">\cite</text:span><text:span text:style-name="T5">{</text:span><text:span text:style-name="T8">walia</text:span><text:span text:style-name="T5">} et al. Give an example that is shown below in a slightly modified way. </text:span></text:p>
      <text:p text:style-name="P12"/>
      <text:p text:style-name="P10"><text:span text:style-name="T1">Given a </text:span><text:span text:style-name="T11">24</text:span><text:span text:style-name="T1"> bit image, every pixel is represented by three bytes. Each bytes</text:span></text:p>
      <text:p text:style-name="P3"><text:span text:style-name="T1">carries the colour value for red, green or blue. If the number </text:span><text:span text:style-name="T11">369</text:span><text:span text:style-name="T1"> should be</text:span></text:p>
      <text:p text:style-name="P1">hidden in such an image, the binary representation of the number as well as the</text:p>
      <text:p text:style-name="P1">binary representation of the pixels are calculated. Afterwards, every LSB of the</text:p>
      <text:p text:style-name="P3"><text:span text:style-name="T1">pixels' representations is exchanged by one bit of the number's representation.</text:span><text:span text:style-name="T5"> </text:span><text:span text:style-name="T1">Because of only the LSB being substituded, each colour value of a </text:span><text:span text:style-name="T11">24</text:span><text:span text:style-name="T1"> bit image</text:span></text:p>
      <text:p text:style-name="P3"><text:span text:style-name="T1">may only be in- or decreased by less than </text:span><text:span text:style-name="T9">$0.4</text:span><text:span text:style-name="T12">\%</text:span><text:span text:style-name="T9">$</text:span><text:span text:style-name="T1">. If a LSB already carries the</text:span></text:p>
      <text:p text:style-name="P1">same value as the data's bit to be hidden, it remains unchanged. In the given</text:p>
      <text:p text:style-name="P1">example, only five bits out of nine bytes have to be changed.</text:p>
      <text:p text:style-name="P8"/>
      <text:p text:style-name="P8">Given a 24 bit image, every pixel is represented by three bytes. Each bytes carries the colour value for red, green or blue. If the number 369 should be hidden in such an image, the binary representation of the number as well as the binary representation of the pixels are calculated. Afterwards, every LSB of the pixels' representations is exchanged by one bit of the number's representation. </text:p>
      <text:p text:style-name="P8"/>
      <text:p text:style-name="P8"/>
      <text:p text:style-name="P9">According to Walia et al., LSB based steganography algorithms create</text:p>
      <text:p text:style-name="P1">steganogrammes that exhibit a lower peak signal to noise ratio than stegogrammes</text:p>
      <text:p text:style-name="P1">that are created with other algorithms like the Discrete Cosine Transform based</text:p>
      <text:p text:style-name="P3"><text:span text:style-name="T1">steganography. That means a reduced quality of the image in brief. Following \cite{Nani}, t</text:span><text:span text:style-name="T5">he application of LSB based steganography is restricted to files with lossless compression such like BMP files. Using it in JPEG files involves the danger of losing the hidden information because of lossy compression. The algorithm's application on GIF files is restricted to grey-scale GIFs, because a change of the LSB in coloured GIFs means a change of the whole colour palette. </text:span></text:p>
      <text:p text:style-name="P8"><text:soft-page-break/><text:span text:style-name="T3">\section</text:span>{Hiding<text:span text:style-name="T1"> </text:span>an<text:span text:style-name="T1"> </text:span>Image<text:span text:style-name="T1"> </text:span>in<text:span text:style-name="T1"> </text:span>an<text:span text:style-name="T1"> </text:span>Image}</text:p>
      <text:p text:style-name="P8">Steganography is not only restricted in hiding texts within images – also images themselves can be hidden in a cover image. Therefore, also pictures might be exchanged in secret using steganography. The following section introduces this possibility as well the tool Jphswin that is used to fulfil the tasks. Finally, Discrete Cosine Transformation base algorithms that fit much better the task of hiding an image within another image are illustrated.</text:p>
      <text:p text:style-name="P8"/>
      <text:p text:style-name="P6"><text:span text:style-name="T3">\subsection</text:span><text:span text:style-name="T5">{Q12:</text:span><text:span text:style-name="T1"> </text:span><text:span text:style-name="T5">Creating</text:span><text:span text:style-name="T1"> </text:span><text:span text:style-name="T5">a</text:span><text:span text:style-name="T1"> </text:span><text:span text:style-name="T5">Stegogramme</text:span><text:span text:style-name="T1"> </text:span><text:span text:style-name="T5">with</text:span><text:span text:style-name="T1"> </text:span><text:span text:style-name="T5">Jphswin}</text:span></text:p>
      <text:p text:style-name="P7"><text:span text:style-name="T7">The image previously used to cover hidden text is now used as hidden file to be inserted into a covering image. Therefore it is scaled and compressed to a file size of 7.956 B. The resulting image is depicted in figure \ref{fig:q12_hidden}. The covering image that can be seen in figure \ref{</text:span><text:span text:style-name="T5">fig:q12_cover</text:span><text:span text:style-name="T7">} is as large as 118.225 B. To create the stegogramme that is shown in figure \ref{fig:q12_stego}, the password `aabbccddeeff1122' is used. It's resulting size is 119.431 B. A comparison of all files' sizes that are recorded in section </text:span><text:span text:style-name="T7">\ref{sec:ImageInImage} can be found in table \ref{tab:sec2_fileSizes}.</text:span></text:p>
      <text:p text:style-name="P8"/>
      <text:p text:style-name="P7"><text:span text:style-name="T4">\subsection</text:span><text:span text:style-name="T7">{Q13:</text:span><text:span text:style-name="T2"> Comparison of the original Image and the Stegogramme</text:span><text:span text:style-name="T7">}</text:span></text:p>
      <text:p text:style-name="P8">Even if an image that is about ten times as large as the longest text that was hidden in the previous tasks is concealed behind a covering image, there is no visual evidence of a modification that are visible to the naked eye. As Allan Latham states (see \cite{latham}), there is only a visible evidence of the modification if the size of the hidden image is above 15% of the covering image. This statement seems to be correct in the present case. Comparing the file sizes (see table \ref{tab:sec2_fileSizes}), it's noticeable that the size of the stegogramme is only 1.206 B higher than the one of the covering image. Thus, it increased only by about 15% of the hidden file's size.</text:p>
      <text:p text:style-name="P8"/>
      <text:p text:style-name="P9"><text:span text:style-name="T3">\subsection</text:span><text:span text:style-name="T5">{Q14:</text:span> <text:span text:style-name="T5">Extracting</text:span> <text:span text:style-name="T5">the</text:span> <text:span text:style-name="T5">hidden</text:span> <text:span text:style-name="T5">Image</text:span> <text:span text:style-name="T5">with</text:span> <text:span text:style-name="T5">Jhpswin}</text:span> </text:p>
      <text:p text:style-name="P1">The created stegogramme is opened again with Jhpswin and the hidden image is</text:p>
      <text:p text:style-name="P1">retrieved using the previously used password. The size of the retrieved file</text:p>
      <text:p text:style-name="P3"><text:span text:style-name="T1">showed in figure </text:span><text:span text:style-name="T3">\ref</text:span><text:span text:style-name="T5">{</text:span><text:span text:style-name="T8">fig:q14_seekedFile</text:span><text:span text:style-name="T5">}</text:span><text:span text:style-name="T1"> is </text:span><text:span text:style-name="T11">7</text:span><text:span text:style-name="T1">.</text:span><text:span text:style-name="T11">956</text:span><text:span text:style-name="T1"> B.</text:span></text:p>
      <text:p text:style-name="P1"/>
      <text:p text:style-name="P2"><text:span text:style-name="T3">\subsection</text:span><text:span text:style-name="T5">{Q15:</text:span> Comparing the extracted Image with its Original<text:span text:style-name="T5">}</text:span></text:p>
      <text:p text:style-name="P2"><text:span text:style-name="T5">The image that is extracted from the stegogramme seems to exhibit no differences to its original. Even the file size didn't change and is still </text:span><text:span text:style-name="T11">7</text:span>.<text:span text:style-name="T11">956</text:span> B (see table \ref{})<text:span text:style-name="T5">. Therefore it seems obvious that a image can be hidden losslessly behind a covering image. </text:span></text:p>
      <text:p text:style-name="P16"/>
      <text:p text:style-name="P2"><text:span text:style-name="T3">\subsection</text:span><text:span text:style-name="T5">{Q16:</text:span> Discussion of the Discrete Cosine Transformation based Algorithms<text:span text:style-name="T5">}</text:span></text:p>
      <text:p text:style-name="P16">There are many algorithms like F5 and JSTEG that are based on Discrete Cosine Transformation (DCT). The DCT is used to transform signals from the spatial to the frequency domain. In contrast Fourier Transformations, DCTs are simple to calculate and there is no need to use complex numbers. </text:p>
      <text:p text:style-name="P16"/>
      <text:p text:style-name="P16">DCTs are not only used in steganography, but also in compression algorithms that aim to reduce an image's size by finding high-frequency-elements and by removing them. The human eye doesn't recognise distortions at edges and fine textures (see \cite{. Therefore, these high-frequent parts can be removed for compression or modified for the application of steganography.</text:p>
      <text:p text:style-name="P16"/>
      <text:p text:style-name="P16">Using DCT, the image is split into blocks of $8 \times 8$ pixels and then transformed to 64 DCT coefficients. The DCT coefficients' matrices are then quantized for better compression. Each number in the matrices is therefore divided by a corresponding value stored in a quantization matrix. This matrix may be a standard matrix or calculated matrix based on a parameter $R$ given by the user. To finish the quantization, the result is rounded to the nearest integer (see \cite{Arab}).</text:p>
      <text:p text:style-name="P16"/>
      <text:p text:style-name="P16">An application of DCT in steganography is proposed by \cite{Arab}: First of all, the similarities and the dissimilarities of the embedded and the cover image as well as the file sizes are firstly analysed to see, if embedding the image is <text:soft-page-break/>practicable. Then, the image to hide and the cover image are split into blocks and transformed by DCT. Using the quantised result the block of the cover image that fits the best the first block of the image to hide is searched that will be stored in the stored in the found block. All the blocks of the embedded image that are very similar or equivalent to the first hidden block are omitted in this so called substituting state to reduce the number of embedded blocks. As a consequence, the embedded file's size will be reduced. </text:p>
      <text:p text:style-name="P16"/>
      <text:p text:style-name="P16">The described algorithm relies on the basic compression process of JPG files. Therefore, modifications to the cover image are hard to distinguish from the noise caused by compression. But if the parameter $R$ that is used to quantise the coefficients' matrices is too large, there will be a significant loss in the images quality. However, if the original cover image is known and if it's only slightly compressed, the differences should be noticeable.</text:p>
      <text:p text:style-name="P16"/>
      <text:p text:style-name="P16"><text:span text:style-name="T3">\section</text:span>{Identifying<text:span text:style-name="T1"> </text:span>a<text:span text:style-name="T1"> </text:span>Message<text:span text:style-name="T1"> to be </text:span>a<text:span text:style-name="T1"> </text:span>Stegogramme}</text:p>
      <text:p text:style-name="P15">The art of detecting hidden data in a carrier is called steganalysis. Steganalysis may be done manually by searching for evidence of modification. As the previous paragraphs show, this approach may be very exhaustive and a long shot. This is why there exist tools like StegSpy to detect files that carry hidden information.</text:p>
      <text:p text:style-name="P16"/>
      <text:p text:style-name="P6"><text:span text:style-name="T3">\subsection</text:span><text:span text:style-name="T5">{Q17: Detection</text:span><text:span text:style-name="T1"> </text:span><text:span text:style-name="T5">of</text:span><text:span text:style-name="T1"> </text:span><text:span text:style-name="T5">a</text:span><text:span text:style-name="T1"> </text:span><text:span text:style-name="T5">Stegogramme</text:span><text:span text:style-name="T1"> </text:span><text:span text:style-name="T5">with</text:span><text:span text:style-name="T1"> </text:span><text:span text:style-name="T5">StegSpy}</text:span></text:p>
      <text:p text:style-name="P1">The stegogrammes created as part of the previous exercises are examined with</text:p>
      <text:p text:style-name="P1">StegSpy. StegSpy should provide the functionality to detect stegogrammes and to</text:p>
      <text:p text:style-name="P1">retrieve the hidden information. In the laboratory, this functionality didn't</text:p>
      <text:p text:style-name="P3"><text:span text:style-name="T1">work as can be seen in figure </text:span><text:span text:style-name="T3">\ref</text:span><text:span text:style-name="T5">{fig:q17_screenshot}</text:span><text:span text:style-name="T1">. The screenshot shows</text:span></text:p>
      <text:p text:style-name="P1">JPHS stating that the file `modified.jpg' already contains a hidden image while StegSpy on the</text:p>
      <text:p text:style-name="P1">left-hand side is not able to detect the stegogramme.</text:p>
      <text:p text:style-name="P1"/>
      <text:p text:style-name="P5"><text:span text:style-name="T3">\subsection</text:span><text:span text:style-name="T5">{Q18: Detection</text:span><text:span text:style-name="T1"> </text:span><text:span text:style-name="T5">of</text:span><text:span text:style-name="T1"> </text:span><text:span text:style-name="T5">a</text:span><text:span text:style-name="T1"> </text:span><text:span text:style-name="T5">Stegogramme</text:span><text:span text:style-name="T1"> </text:span><text:span text:style-name="T5">with</text:span><text:span text:style-name="T1"> </text:span><text:span text:style-name="T5">StegSpy}</text:span></text:p>
      <text:p text:style-name="P16">Apart from the described possibilities to hide data behind a cover image, there are a lot of more digital carriers that can be used in steganography. Some techniques of digital watermarking of multimedia files like videos and audio files rely on steganography. As a consequence, video and audio files may serve as a carrier for hidden data. According to \cite{salomon}, every digital media that exhibits some redundancy can be effectively used as carrier for hidden data event textual messages. </text:p>
      <text:p text:style-name="P1"/>
      <text:p text:style-name="P1"><text:span text:style-name="T3">\section</text:span><text:span text:style-name="T5">{Q19:</text:span> <text:span text:style-name="T5">Conclusion}</text:span></text:p>
      <text:p text:style-name="P1"><text:span text:style-name="T5">The present assignment discusses steganography. Different approaches and tools are presented to embed data in the form of texts or images in a carrier – in the case at hand in images. Regardless of the tool that is used or the data that is hidden, no visual evidence of the embedding process can be observed by the naked eye. Only the comparison of the original's and the stegogramme's file size gives a hint, that a modification took place. In this context, it has to be noted that the size of a stegogramme of the type JPG differs less from its original's size than a stegogramme of the type png does.</text:span></text:p>
      <text:p text:style-name="P1"><text:span text:style-name="T5"/></text:p>
      <text:p text:style-name="P1"><text:span text:style-name="T5">In addition to the described tasks, a bitmap image showing a gradient from grey to white is used as a cover image to hide another image, expecting to see some evidence of the modification. But also in this case, no visual evidence can be observed. Therefore, it has to be stated that the nowaday's algorithms for steganography work very well. <text:s/></text:span></text:p>
      <text:p text:style-name="P1"><text:span text:style-name="T5"/></text:p>
      <text:p text:style-name="P1"><text:span text:style-name="T5">But in some cases, some of those algorithms are limited to certain file types. Algorithms based on LSB-Substitution are not reasonably applicable on GIF files or any other file type that uses a reduced colour palette for the purpose of compression. Changing a bit in such an image file would mean to point on a different colour in the colour palette. In some cases, the colour might be changed completely (see \cite{Irvine}). Applying a LSB based algorithm on JPG images involves the danger of losing the hidden information if the image is compressed once again. That circumstance gives the hint, that compressing an </text:span><text:soft-page-break/><text:span text:style-name="T5">image and saving it as JPG can be a countermeasure against steganography.</text:span></text:p>
      <text:p text:style-name="P1"><text:span text:style-name="T5"/></text:p>
      <text:p text:style-name="P1"><text:span text:style-name="T5">Avoiding steganography might be desired in some cases because it might be abused to illegally share sensitive information or to embed malicious data in carriers. On the other hand, steganography seems to be a very useful tool to transfer data without attracting attention. While cryptography only hides the sense of a message, steganography hides a message itself so that an observer won't notice that there is any information exchanged except of what he's able to see with the naked eye. That's why stegogrammes could be used to secretly transport information in areas, where the freedom of speech is restricted and encryption is forbidden. Nevertheless, because of a stegogramme can be detected by certain tools, cryptography and steganography can be combined to not only hide but also to encrypt the hidden message or dat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helvetica, sans-serif"/>
    <style:font-face style:name="Arial2" svg:font-family="Arial" style:font-family-generic="swiss"/>
    <style:font-face style:name="Century Schoolbook" svg:font-family="'Century Schoolbook', 'Century Schoolbook'"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Default" style:family="paragraph" style:parent-style-name="Standard">
      <style:paragraph-properties fo:text-align="start" style:justify-single-word="false" style:text-autospace="none"/>
      <style:text-properties fo:color="#000000" style:font-name="Century Schoolbook" fo:font-size="12pt" style:font-name-asian="Century Schoolbook" style:font-size-asian="12pt" style:font-name-complex="Century Schoolbook"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 Acquistapace</meta:initial-creator>
    <meta:creation-date>2016-10-23T15:32:15.17</meta:creation-date>
    <dc:date>2016-11-10T23:00:21.86</dc:date>
    <dc:creator>Timo Acquistapace</dc:creator>
    <meta:editing-duration>P2DT12H19M39S</meta:editing-duration>
    <meta:editing-cycles>21</meta:editing-cycles>
    <meta:generator>OpenOffice/4.1.2$Win32 OpenOffice.org_project/412m3$Build-9782</meta:generator>
    <meta:document-statistic meta:table-count="0" meta:image-count="0" meta:object-count="0" meta:page-count="6" meta:paragraph-count="143" meta:word-count="3038" meta:character-count="18910"/>
  </office:meta>
</office:document-meta>
</file>